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Amstelvar_Roman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mstelvar Roman" svg:font-family="'Amstelvar Roman'" style:font-pitch="variable">
      <svg:font-face-src>
        <svg:font-face-uri xlink:href="Fonts/Font_Amstelvar_Roman_1.ttf" xlink:type="simple" loext:font-style="normal" loext:font-weight="normal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mstelvar Roman" fo:font-size="20pt" loext:font-variation-settings="&quot;wght&quot; 400, &quot;wdth&quot; 100"/>
    </style:style>
    <style:style style:name="P2" style:family="paragraph" style:parent-style-name="Standard">
      <style:text-properties style:font-name="Amstelvar Roman" fo:font-size="20pt" loext:font-variation-settings="&quot;wght&quot; 623, &quot;wdth&quot; 100"/>
    </style:style>
    <style:style style:name="P3" style:family="paragraph" style:parent-style-name="Standard">
      <style:text-properties style:font-name="Amstelvar Roman" fo:font-size="20pt" loext:font-variation-settings="&quot;wght&quot; 400, &quot;wdth&quot; 87"/>
    </style:style>
    <style:style style:name="P4" style:family="paragraph" style:parent-style-name="Standard">
      <style:text-properties style:font-name="Amstelvar Roman" fo:font-size="20pt" loext:font-variation-settings="&quot;wght&quot; 623, &quot;wdth&quot; 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ight 400, Width 100</text:p>
      <text:p text:style-name="P2">Weight 623, Width 100</text:p>
      <text:p text:style-name="P3">Weight 400, Width 87</text:p>
      <text:p text:style-name="P4">Weight 623, Width 87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mstelvar Roman" svg:font-family="'Amstelvar Roman'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EG" style:font-name-asian="Tahoma" style:font-size-asian="12pt" style:language-asian="zh" style:country-asian="CN" style:font-name-complex="Tahoma" style:font-size-complex="12pt" style:language-complex="ar" style:country-complex="EG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EG" style:font-name-asian="Tahoma" style:font-size-asian="12pt" style:language-asian="zh" style:country-asian="CN" style:font-name-complex="Tahoma" style:font-size-complex="12pt" style:language-complex="ar" style:country-complex="EG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5T02:17:13.025576000</dc:date>
    <meta:editing-duration>PT13S</meta:editing-duration>
    <meta:editing-cycles>1</meta:editing-cycles>
    <meta:generator>LibreOfficeDev/26.8.0.0.alpha0$MacOSX_AARCH64 LibreOffice_project/ddfdd78b16f9cf544ed7af1adf1d7de8b52cf70e</meta:generator>
    <meta:document-statistic meta:table-count="0" meta:image-count="0" meta:object-count="0" meta:page-count="1" meta:paragraph-count="4" meta:word-count="16" meta:character-count="82" meta:non-whitespace-character-count="70"/>
  </office:meta>
</office:document-meta>
</file>